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Times New Roman'" style:font-style-name="Italic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89cm" svg:height="0.889cm" svg:x="12.458cm" svg:y="4.4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14.258cm" svg:y="4.4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889cm" svg:height="0.889cm" svg:x="13.358cm" svg:y="6.2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2.902cm" svg:y1="5.318cm" svg:x2="13.802cm" svg:y2="6.229cm" draw:start-shape="id1" draw:start-glue-point="8" draw:end-shape="id2" draw:end-glue-point="4" svg:d="M12902 5318l900 911">
          <text:p/>
        </draw:connector>
        <draw:connector draw:style-name="gr2" draw:text-style-name="P2" draw:layer="layout" draw:type="line" svg:x1="14.702cm" svg:y1="5.318cm" svg:x2="13.802cm" svg:y2="6.229cm" draw:start-shape="id3" draw:start-glue-point="8" draw:end-shape="id2" draw:end-glue-point="4" svg:d="M14702 5318l-900 911">
          <text:p/>
        </draw:connector>
        <draw:custom-shape draw:style-name="gr1" draw:text-style-name="P1" xml:id="id6" draw:id="id6" draw:layer="layout" svg:width="0.889cm" svg:height="0.889cm" svg:x="10.458cm" svg:y="4.4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8.658cm" svg:y="4.4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0.458cm" svg:y="6.2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8.658cm" svg:y="6.2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6.858cm" svg:y="4.4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6.858cm" svg:y="6.2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747cm" svg:y1="4.873cm" svg:x2="8.658cm" svg:y2="4.873cm" draw:start-shape="id4" draw:start-glue-point="10" draw:end-shape="id5" draw:end-glue-point="6" svg:d="M7747 4873h911">
          <text:p/>
        </draw:connector>
        <draw:connector draw:style-name="gr2" draw:text-style-name="P2" draw:layer="layout" draw:type="line" svg:x1="9.547cm" svg:y1="4.873cm" svg:x2="10.458cm" svg:y2="4.873cm" draw:start-shape="id5" draw:start-glue-point="10" draw:end-shape="id6" draw:end-glue-point="6" svg:d="M9547 4873h911">
          <text:p/>
        </draw:connector>
        <draw:connector draw:style-name="gr2" draw:text-style-name="P2" draw:layer="layout" draw:type="line" svg:x1="8.658cm" svg:y1="6.673cm" svg:x2="7.747cm" svg:y2="6.673cm" draw:start-shape="id7" draw:start-glue-point="6" draw:end-shape="id8" draw:end-glue-point="10" svg:d="M8658 6673h-911">
          <text:p/>
        </draw:connector>
        <draw:connector draw:style-name="gr2" draw:text-style-name="P2" draw:layer="layout" draw:type="line" svg:x1="9.547cm" svg:y1="6.673cm" svg:x2="10.458cm" svg:y2="6.673cm" draw:start-shape="id7" draw:start-glue-point="10" draw:end-shape="id9" draw:end-glue-point="6" svg:d="M9547 6673h911">
          <text:p/>
        </draw:connector>
        <draw:frame draw:style-name="gr3" draw:text-style-name="P3" draw:layer="layout" svg:width="1.035cm" svg:height="0.772cm" svg:x="8.647cm" svg:y="7.131cm">
          <draw:text-box>
            <text:p><text:span text:style-name="T2">(b)</text:span></text:p>
          </draw:text-box>
        </draw:frame>
        <draw:frame draw:style-name="gr3" draw:text-style-name="P3" draw:layer="layout" svg:width="1.01cm" svg:height="0.772cm" svg:x="13.347cm" svg:y="7.131cm">
          <draw:text-box>
            <text:p><text:span text:style-name="T2">(c)</text:span></text:p>
          </draw:text-box>
        </draw:frame>
        <draw:frame draw:style-name="gr3" draw:text-style-name="P3" draw:layer="layout" svg:width="1.01cm" svg:height="0.772cm" svg:x="8.647cm" svg:y="3.731cm">
          <draw:text-box>
            <text:p><text:span text:style-name="T2">(a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18-07-31T13:13:30.89</dc:date>
    <dc:creator>Loc Nguyen</dc:creator>
    <meta:editing-duration>PT21M4S</meta:editing-duration>
    <meta:editing-cycles>5</meta:editing-cycles>
    <meta:generator>OpenOffice/4.1.2$Win32 OpenOffice.org_project/412m3$Build-9782</meta:generator>
    <meta:document-statistic meta:object-count="18"/>
  </office:meta>
</office:document-meta>
</file>